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fdc" officeooo:paragraph-rsid="0004efdc"/>
    </style:style>
    <style:style style:name="T1" style:family="text">
      <style:text-properties officeooo:rsid="00066d2e"/>
    </style:style>
    <style:style style:name="T2" style:family="text">
      <style:text-properties officeooo:rsid="00074e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atch sirve para programa<text:span text:style-name="T1">r </text:span>de una forma mas simple y fácil <text:span text:style-name="T2">de una forma divertida que hasta </text:span><text:span text:style-name="T1"><text:s/>niños de 8 </text:span><text:span text:style-name="T2">años </text:span><text:span text:style-name="T1">podrían crear un juego , Scratch </text:span><text:span text:style-name="T2">contiene </text:span>muchas opciones para crear videojuegos <text:span text:style-name="T1">con miles de posibilidades ademas </text:span>poder subirlo en la comunidad de Scratch donde los de mas usuarios podrán<text:span text:style-name="T1"> </text:span>probarlo y dejar su reseñ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6:33:40.278914629</meta:creation-date>
    <dc:date>2022-11-14T17:03:24.052201757</dc:date>
    <meta:editing-duration>PT7M5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56" meta:character-count="327" meta:non-whitespace-character-count="271"/>
  </office:meta>
</office:document-meta>
</file>